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878cm"/>
    </style:style>
    <style:style style:name="co3" style:family="table-column">
      <style:table-column-properties fo:break-before="auto" style:column-width="17.9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color="#ff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stdimensioncarte</text:p>
          </table:table-cell>
          <table:table-cell office:value-type="string" calcext:value-type="string">
            <text:p>validé si la carte créée fait bien les dimensions que l'on a mises en paramètre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Attaques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test des mines :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stposemine</text:p>
          </table:table-cell>
          <table:table-cell office:value-type="string" calcext:value-type="string">
            <text:p>validé si la mine est posé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stposemineendroitindiquer</text:p>
          </table:table-cell>
          <table:table-cell office:value-type="string" calcext:value-type="string">
            <text:p>validé si la mine est posée à l'endroit valide indiqué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stposemineobstacle</text:p>
          </table:table-cell>
          <table:table-cell office:value-type="string" calcext:value-type="string">
            <text:p>validé si la mine n'est pas posée sur l'obstacle ciblé (robot ruine décor,,,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stposeminetroploin</text:p>
          </table:table-cell>
          <table:table-cell office:value-type="string" calcext:value-type="string">
            <text:p>validé si la mine n'est pas posée en dehors de la zone ou le piégeur peux la pos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stposetropdemine</text:p>
          </table:table-cell>
          <table:table-cell office:value-type="string" calcext:value-type="string">
            <text:p>validé si plusieurs mines ne peuvent pas être posées par un même piégeur durant le même tou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estposemineyenadejaune</text:p>
          </table:table-cell>
          <table:table-cell office:value-type="string" calcext:value-type="string">
            <text:p>échoue si une mine peut être posé a un endroit où se trouve déjà une min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estminestockapurien</text:p>
          </table:table-cell>
          <table:table-cell office:value-type="string" calcext:value-type="string">
            <text:p>validé si le piégeur ne peut pas poser de mine quand son stock est à 0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stminestockposey</text:p>
          </table:table-cell>
          <table:table-cell office:value-type="string" calcext:value-type="string">
            <text:p>validé si une mine est retirée du stock du piégeur quand il l'a posé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estminestocktenatrop</text:p>
          </table:table-cell>
          <table:table-cell office:value-type="string" calcext:value-type="string">
            <text:p>validé si le nombre de mines qu'à un piégeur dans son stock ne dépasse pas le maximum possible.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stminestockrecharge</text:p>
          </table:table-cell>
          <table:table-cell office:value-type="string" calcext:value-type="string">
            <text:p>validé si le stock de mine du piégeur a été remis au max dans sa base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stminexplose</text:p>
          </table:table-cell>
          <table:table-cell office:value-type="string" calcext:value-type="string">
            <text:p>validé si la mine explose quand un robot est sur la case où elle est posée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minexplosedomage</text:p>
          </table:table-cell>
          <table:table-cell office:value-type="string" calcext:value-type="string">
            <text:p>validé si la mine explose et fait des dommages au robot qui l'a enclenché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stminexplosedommagetroploin</text:p>
          </table:table-cell>
          <table:table-cell office:value-type="string" calcext:value-type="string">
            <text:p>validé si la mine qui explose ne fait pas de dommage a d'autres robots que celui qui l'a déclenché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estminexplosedisparait</text:p>
          </table:table-cell>
          <table:table-cell office:value-type="string" calcext:value-type="string">
            <text:p>validé si une mine qui a explosé disparaît de la cart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estminexplosedisparitionalerteenlevement</text:p>
          </table:table-cell>
          <table:table-cell office:value-type="string" calcext:value-type="string">
            <text:p>validé si une ou des mines ne disparaissent pas sans avoir été enclenchées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2" office:value-type="string" calcext:value-type="string">
            <text:p>test attaque :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estirebonnedirection</text:p>
          </table:table-cell>
          <table:table-cell office:value-type="string" calcext:value-type="string">
            <text:p>validé si le tir est dirigé dans la direction indiqué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estirebonneporté</text:p>
          </table:table-cell>
          <table:table-cell office:value-type="string" calcext:value-type="string">
            <text:p>validé si le tire de dépasse pas sa porté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estirepertenergietireure</text:p>
          </table:table-cell>
          <table:table-cell office:value-type="string" calcext:value-type="string">
            <text:p>validé si le tireur perd le bon montant d'énergie quand il tire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estirepertenergiecible</text:p>
          </table:table-cell>
          <table:table-cell office:value-type="string" calcext:value-type="string">
            <text:p>validé si la cible qui reçois un tir perd le bon montant d'énergi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esttirepertenergiepourien</text:p>
          </table:table-cell>
          <table:table-cell office:value-type="string" calcext:value-type="string">
            <text:p>validé si, après un tir, les robots non impliqués ne perdent pas d'énergi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estireobstacle</text:p>
          </table:table-cell>
          <table:table-cell office:value-type="string" calcext:value-type="string">
            <text:p>validé si un tir ne peut pas toucher un obstacle(décor….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estireobstaclestop</text:p>
          </table:table-cell>
          <table:table-cell office:value-type="string" calcext:value-type="string">
            <text:p>validé si un tir qui rencontre un obstacle ne peut pas être lancé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estiretroploin</text:p>
          </table:table-cell>
          <table:table-cell office:value-type="string" calcext:value-type="string">
            <text:p>validé si le tir ne continue pas après avoir dépassé sa porté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estirhorsdeporté</text:p>
          </table:table-cell>
          <table:table-cell office:value-type="string" calcext:value-type="string">
            <text:p>validé si le tir n'est pas possible si la cible n'est pas dans la portée du tireu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estirecible</text:p>
          </table:table-cell>
          <table:table-cell office:value-type="string" calcext:value-type="string">
            <text:p>validé si le tir s'effectue sur une cible identifiée(que le joueur peut voir, n'étant donc pas dans sa base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estcibleTK</text:p>
          </table:table-cell>
          <table:table-cell office:value-type="string" calcext:value-type="string">
            <text:p>validé si la cible fait bien partie de l'équipe du tireu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estcibleEnemie</text:p>
          </table:table-cell>
          <table:table-cell office:value-type="string" calcext:value-type="string">
            <text:p>validé si la cible fait partie de l'équipe adverse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estcibleObjetDes</text:p>
          </table:table-cell>
          <table:table-cell office:value-type="string" calcext:value-type="string">
            <text:p>validé si la cible est bien un obstacle destructibl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estcibleDecorIndes</text:p>
          </table:table-cell>
          <table:table-cell office:value-type="string" calcext:value-type="string">
            <text:p>validé si la cible est bien un obstacle indestructib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estireSupressionObstacleIndes</text:p>
          </table:table-cell>
          <table:table-cell office:value-type="string" calcext:value-type="string">
            <text:p>échoue si un tire peut supprimé un obstacle indestructibl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estireSupressionObstacleDestruc</text:p>
          </table:table-cell>
          <table:table-cell office:value-type="string" calcext:value-type="string">
            <text:p>validé si un peut supprimé <text:s/>un obstacle destructibl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estireSupressionRobot</text:p>
          </table:table-cell>
          <table:table-cell office:value-type="string" calcext:value-type="string">
            <text:p>validé si un tire supprime le robot ciblé si il n'a plus d'énergi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estireSupressionAbusif</text:p>
          </table:table-cell>
          <table:table-cell office:value-type="string" calcext:value-type="string">
            <text:p>échoue si un objet(robot ,obstacle) est supprimé alors qu'il na pas reçu de tir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estireSupressionDeMasse</text:p>
          </table:table-cell>
          <table:table-cell office:value-type="string" calcext:value-type="string">
            <text:p>échoue si un tire peut <text:s/>supprime plusieurs robots</text:p>
          </table:table-cell>
        </table:table-row>
        <table:table-row table:style-name="ro1" table:number-rows-repeated="5"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Déplacement :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Test deplcement du char :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stdeplacementchar</text:p>
          </table:table-cell>
          <table:table-cell office:value-type="string" calcext:value-type="string">
            <text:p>validé si le char se déplac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stDeplacementCharBonneDir</text:p>
          </table:table-cell>
          <table:table-cell office:value-type="string" calcext:value-type="string">
            <text:p>validé si le char se déplace dans la direction (celle que l'on donne en paramètre)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stDeplacementCharMauvaiseDir</text:p>
          </table:table-cell>
          <table:table-cell office:value-type="string" calcext:value-type="string">
            <text:p>échoue si le char se déplace dans un direction autre que celle indiqu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stDeplacementCharinvalide</text:p>
          </table:table-cell>
          <table:table-cell office:value-type="string" calcext:value-type="string">
            <text:p>échoue si le char se déplace en diagon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stDeplacementcharHorizontal</text:p>
          </table:table-cell>
          <table:table-cell office:value-type="string" calcext:value-type="string">
            <text:p>validé si le char se déplace de façon horizonta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stDeplacementcharVertical</text:p>
          </table:table-cell>
          <table:table-cell office:value-type="string" calcext:value-type="string">
            <text:p>validé si le char se déplace de façon vertica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estDeplacementcharLignedroite</text:p>
          </table:table-cell>
          <table:table-cell office:value-type="string" calcext:value-type="string">
            <text:p>validé si le char se déplace en ligne droit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estdeplacementcharZigzag</text:p>
          </table:table-cell>
          <table:table-cell office:value-type="string" calcext:value-type="string">
            <text:p>échoue si le char ne se déplace pas en ligne droit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stdéplacementcharmax</text:p>
          </table:table-cell>
          <table:table-cell office:value-type="string" calcext:value-type="string">
            <text:p>validé si le char se déplace au maximum de sa zone de déplacement autorisé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estDeplacementcharTropLoin</text:p>
          </table:table-cell>
          <table:table-cell office:value-type="string" calcext:value-type="string">
            <text:p>validé si le char se déplace plus loin que sa zone de déplacement autorisé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stDeplacementcharRencontreOb</text:p>
          </table:table-cell>
          <table:table-cell office:value-type="string" calcext:value-type="string">
            <text:p>validé si le char rencontre un obstacle lorsqu'il se déplac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stDeplacementcharRencontreObStop</text:p>
          </table:table-cell>
          <table:table-cell office:value-type="string" calcext:value-type="string">
            <text:p>validé si le char qui rencontre un obstacle autre que les mines arrête sont déplacemen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DeplacementCharMassif</text:p>
          </table:table-cell>
          <table:table-cell office:value-type="string" calcext:value-type="string">
            <text:p>échoue si un char ou plusieurs char non sélectionner se déplace quand le char sélectionner se déplac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stDeplacementcharsurMine</text:p>
          </table:table-cell>
          <table:table-cell office:value-type="string" calcext:value-type="string">
            <text:p>validé si un char se déplace sur une case ou se trouve une mine quelle soi allier ou ennemi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estDeplacementcharRencontreObMineContinu</text:p>
          </table:table-cell>
          <table:table-cell office:value-type="string" calcext:value-type="string">
            <text:p>validé si un char rencontre un obstacle de type mines et continu sa route sil peut encore se déplace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estdeplacementCharRencontreLimite</text:p>
          </table:table-cell>
          <table:table-cell office:value-type="string" calcext:value-type="string">
            <text:p>validé si le char rencontre la limite du terrain quand il se déplac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estdeplacementcharRencontreLimiteStop</text:p>
          </table:table-cell>
          <table:table-cell office:value-type="string" calcext:value-type="string">
            <text:p>validé si le char rencontre la limite du terrain arrête son déplacemen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estdeplacementcharTombedansLeVide</text:p>
          </table:table-cell>
          <table:table-cell office:value-type="string" calcext:value-type="string">
            <text:p>échoue si le char rencontre la limite du terrain continu sont chemi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estDeplacementcharColision</text:p>
          </table:table-cell>
          <table:table-cell office:value-type="string" calcext:value-type="string">
            <text:p>validé si lors d'un déplacement le char rencontre un robot ou un char allié ou advers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estDeplacementcharColisionStop</text:p>
          </table:table-cell>
          <table:table-cell office:value-type="string" calcext:value-type="string">
            <text:p>validé si lors d'un déplacement le char rencontre un robot ou un char allié ou adverse s'arrêt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estDeplacmentcharneseplacepas</text:p>
          </table:table-cell>
          <table:table-cell office:value-type="string" calcext:value-type="string">
            <text:p>validé si le char ne se déplace pas( il reste sur sa position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3">
          <table:table-cell/>
          <table:table-cell table:style-name="ce2" office:value-type="string" calcext:value-type="string">
            <text:p>Test déplacement Tireur :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stDeplacementTireur</text:p>
          </table:table-cell>
          <table:table-cell office:value-type="string" calcext:value-type="string">
            <text:p>validé si le tireur se déplac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stDeplacementTireurBonneDir</text:p>
          </table:table-cell>
          <table:table-cell office:value-type="string" calcext:value-type="string">
            <text:p>validé si le tireur se déplace dans la bonne direction(celle que l'on ordonne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stDeplacementTireurMovaiseDir</text:p>
          </table:table-cell>
          <table:table-cell office:value-type="string" calcext:value-type="string">
            <text:p>échoue si le tireur se déplace dans une direction que l'on a pas demand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stDeplacementYTireurHorizontal</text:p>
          </table:table-cell>
          <table:table-cell office:value-type="string" calcext:value-type="string">
            <text:p>validé si le tireur se déplace en horizont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stDeplacementTireurVertical</text:p>
          </table:table-cell>
          <table:table-cell office:value-type="string" calcext:value-type="string">
            <text:p>validé si le tireur se déplace en Vertica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stDeplacementTireurDiagonal</text:p>
          </table:table-cell>
          <table:table-cell office:value-type="string" calcext:value-type="string">
            <text:p>validé si le tireur <text:s/>se déplace en diagona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estDeplacementTireurMax</text:p>
          </table:table-cell>
          <table:table-cell office:value-type="string" calcext:value-type="string">
            <text:p>validé si le tireur se déplace dans sa zone maximal de déplacemen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estDeplacementTireurMassif</text:p>
          </table:table-cell>
          <table:table-cell office:value-type="string" calcext:value-type="string">
            <text:p>échoue si un ou plusieurs tireur se déplace alors que le tireur sélectionner se déplac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stDeplacementTireurBougepas</text:p>
          </table:table-cell>
          <table:table-cell office:value-type="string" calcext:value-type="string">
            <text:p>validé si le tireur ne se déplace pa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stDeplacementTireurTropLoin</text:p>
          </table:table-cell>
          <table:table-cell office:value-type="string" calcext:value-type="string">
            <text:p>échoue si le tireur se déplace plus loin que sa zone de déplacement autorisé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estDeplacementTireurRencontreOb</text:p>
          </table:table-cell>
          <table:table-cell office:value-type="string" calcext:value-type="string">
            <text:p>validé si le tireur rencontre un obstacle dans sa zone de déplace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stDeplacementTireurRencontreObYSNP</text:p>
          </table:table-cell>
          <table:table-cell office:value-type="string" calcext:value-type="string">
            <text:p>validé si le tireur ne peux pas se déplacé a un endroit où il y a un obstacle sauf min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stDeplacementTireurRencontreObFantome</text:p>
          </table:table-cell>
          <table:table-cell office:value-type="string" calcext:value-type="string">
            <text:p>échoue si le tireur se déplace a un endroit où il y a un obstacle autre que une min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DeplacementTireurRencontreMine</text:p>
          </table:table-cell>
          <table:table-cell office:value-type="string" calcext:value-type="string">
            <text:p>validé si le tireur se déplace a un endroit où il y a une min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stDeplacementTireurRencontreLimite</text:p>
          </table:table-cell>
          <table:table-cell office:value-type="string" calcext:value-type="string">
            <text:p>validé si le tireur la limite de la carte se trouve dans la zone de déplacement du tireu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estDeplacementTireurRencontreLimiteYSNP</text:p>
          </table:table-cell>
          <table:table-cell office:value-type="string" calcext:value-type="string">
            <text:p>validé si le tireur ne peut pas se déplacé en dehors de la limit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estDeplacementTireurRencontreLimiteEtTombe</text:p>
          </table:table-cell>
          <table:table-cell office:value-type="string" calcext:value-type="string">
            <text:p>échoue si le tireur peux se déplacé en dehors de la limite de la cart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estDeplacementTireurColision</text:p>
          </table:table-cell>
          <table:table-cell office:value-type="string" calcext:value-type="string">
            <text:p>validé si le tireur a un robot dans sa zone de déplacemen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estDeplacementTireurColisionPassePas</text:p>
          </table:table-cell>
          <table:table-cell office:value-type="string" calcext:value-type="string">
            <text:p>validé si le tireur ne peux se déplacé a un endroit où il y a un robot adverse dans sa zone de déplacement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3">
          <table:table-cell/>
          <table:table-cell table:style-name="ce2" office:value-type="string" calcext:value-type="string">
            <text:p>Test déplacement Piégeur :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stDeplacementPiegeur</text:p>
          </table:table-cell>
          <table:table-cell office:value-type="string" calcext:value-type="string">
            <text:p>validé si le piégeur se déplac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stDeplacementPiegeurBonneDir</text:p>
          </table:table-cell>
          <table:table-cell office:value-type="string" calcext:value-type="string">
            <text:p>validé si le piégeur se déplace dans la bonne direction(celle que l'on ordonne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stDeplacementPiegeurMovaiseDir</text:p>
          </table:table-cell>
          <table:table-cell office:value-type="string" calcext:value-type="string">
            <text:p>échoue si le piégeur se déplace dans une direction que l'on a pas demand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stDeplacementPiegeurHorizontal</text:p>
          </table:table-cell>
          <table:table-cell office:value-type="string" calcext:value-type="string">
            <text:p>validé si le piégeur se déplace en horizont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stDeplacementPiegeurVertical</text:p>
          </table:table-cell>
          <table:table-cell office:value-type="string" calcext:value-type="string">
            <text:p>validé si le piégeur se déplace en Vertica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stDeplacementPiegeurDiagonal</text:p>
          </table:table-cell>
          <table:table-cell office:value-type="string" calcext:value-type="string">
            <text:p>validé si le piégeur <text:s/>se déplace en diagona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estDeplacementPiegeurMax</text:p>
          </table:table-cell>
          <table:table-cell office:value-type="string" calcext:value-type="string">
            <text:p>validé si le piégeur se déplace dans sa zone maximal de déplacemen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estDeplacementTireurMassif</text:p>
          </table:table-cell>
          <table:table-cell office:value-type="string" calcext:value-type="string">
            <text:p>échoue si un ou plusieurs piégeurs se déplace alors que le piégeur sélectionner se déplac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stDeplacementTireurBougepas</text:p>
          </table:table-cell>
          <table:table-cell office:value-type="string" calcext:value-type="string">
            <text:p>validé si le piégeur ne se déplace pa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stDeplacementTireurTropLoin</text:p>
          </table:table-cell>
          <table:table-cell office:value-type="string" calcext:value-type="string">
            <text:p>échoue si le piégeur se déplace plus loin que sa zone de déplacement autorisé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estDeplacementPiegeurRencontreOb</text:p>
          </table:table-cell>
          <table:table-cell office:value-type="string" calcext:value-type="string">
            <text:p>validé si le piégeur rencontre un obstacle dans sa zone de déplace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stDeplacementPiegeurRencontreObYSNP</text:p>
          </table:table-cell>
          <table:table-cell office:value-type="string" calcext:value-type="string">
            <text:p>validé si le piégeur ne peux pas se déplacé a un endroit où il y a un obstacle sauf min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stDeplacementPiegeurRencontreObFantome</text:p>
          </table:table-cell>
          <table:table-cell office:value-type="string" calcext:value-type="string">
            <text:p>échoue si le piégeur se déplace a un endroit où il y a un obstacle autre que une min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DeplacementPiegeurRencontreMine</text:p>
          </table:table-cell>
          <table:table-cell office:value-type="string" calcext:value-type="string">
            <text:p>validé si le piégeur se déplace a un endroit où il y a une min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stDeplacementPiegeurRencontreLimite</text:p>
          </table:table-cell>
          <table:table-cell office:value-type="string" calcext:value-type="string">
            <text:p>validé si le piégeur la limite de la carte se trouve dans la zone de déplacement du tireu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estDeplacementPeigeurRencontreLimiteYSNP</text:p>
          </table:table-cell>
          <table:table-cell office:value-type="string" calcext:value-type="string">
            <text:p>validé si le piégeur ne peut pas se déplacé en dehors de la limit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estDeplacementPiegeurRencontreLimiteEtTombe</text:p>
          </table:table-cell>
          <table:table-cell office:value-type="string" calcext:value-type="string">
            <text:p>échoue si le piégeur peux se déplacé en dehors de la limite de la cart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estDeplacementPiegeurColision</text:p>
          </table:table-cell>
          <table:table-cell office:value-type="string" calcext:value-type="string">
            <text:p>validé si le piégeur a un robot dans sa zone de déplacemen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estDeplacementPiegeurColisionPassePas</text:p>
          </table:table-cell>
          <table:table-cell office:value-type="string" calcext:value-type="string">
            <text:p>validé si le piégeur ne peux se déplacé a un endroit où il y a un robot adverse dans sa zone de déplacem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5">00/00/0000</text:date>, <text:time style:data-style-name="N2" text:time-value="17:45:57.6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8:37:58.262000000</meta:creation-date>
    <dc:date>2015-03-25T18:01:32.824000000</dc:date>
    <meta:editing-duration>PT1H14M51S</meta:editing-duration>
    <meta:editing-cycles>12</meta:editing-cycles>
    <meta:generator>LibreOffice/4.3.1.2$Windows_x86 LibreOffice_project/958349dc3b25111dbca392fbc281a05559ef6848</meta:generator>
    <meta:document-statistic meta:table-count="1" meta:cell-count="289" meta:object-count="0"/>
  </office:meta>
</office:document-meta>
</file>